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42932" officeooo:paragraph-rsid="00142932"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1pt" fo:font-weight="normal" officeooo:rsid="00142932" officeooo:paragraph-rsid="00142932"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1pt" fo:font-weight="normal" officeooo:rsid="001566bf" officeooo:paragraph-rsid="001566bf" style:font-size-asian="11pt" style:font-weight-asian="normal" style:font-size-complex="11pt" style:font-weight-complex="normal"/>
    </style:style>
    <style:style style:name="T1" style:family="text">
      <style:text-properties officeooo:rsid="0014d61f"/>
    </style:style>
    <style:style style:name="T2" style:family="text">
      <style:text-properties officeooo:rsid="00172b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RONICA</text:p>
      <text:p text:style-name="P1"/>
      <text:p text:style-name="P2">Rifacimento giardino di abitazione di una zona residenziale</text:p>
      <text:p text:style-name="P2"/>
      <text:p text:style-name="P3">Progetto di architetto paesaggista</text:p>
      <text:p text:style-name="P2"/>
      <text:p text:style-name="P2">Semina prato di trifoglio, resta sembre basso “quindi non da tagliare”, fiorisce in primavera nel sito c’era tutta terra di riporto quindi povera senza sostanza organica, abbiamo apportato terra nuova ricca di sostanza organica e humus</text:p>
      <text:p text:style-name="P2"/>
      <text:p text:style-name="P2">il giardino gira su 2 lati comunicanti dell’abitazione, quindi è stato realizzato 1 camminamento con traversine “certificate” e ghiaie nelle fughe, su tutto il percorso è stata realizzata una aiuola con tapezzanti, sempreverdi, graminacee e perenni a bassa manutenzione e resistenti a malattie e siccitàmessa a dimora di acero japonico messo a dimora delle stupende camelie,</text:p>
      <text:p text:style-name="P2"/>
      <text:p text:style-name="P2">Allestimento impianto di irrigazione con centralina bluetooth di ultima generazione, irrigatori statici rotetor a basso consumo idrico <text:span text:style-name="T1">e un miglior effetto pioggia, </text:span><text:span text:style-name="T2">sensore pioggi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8T12:32:36.245950400</meta:creation-date>
    <dc:date>2026-02-08T13:18:58.774330700</dc:date>
    <meta:editing-duration>PT7M24S</meta:editing-duration>
    <meta:editing-cycles>4</meta:editing-cycles>
    <meta:generator>LibreOffice/25.2.7.2$Windows_X86_64 LibreOffice_project/5cbfd1ab6520636bb5f7b99185aa69bd7456825d</meta:generator>
    <meta:document-statistic meta:table-count="0" meta:image-count="0" meta:object-count="0" meta:page-count="1" meta:paragraph-count="6" meta:word-count="129" meta:character-count="890" meta:non-whitespace-character-count="767"/>
  </office:meta>
</office:document-meta>
</file>